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9dd1" officeooo:paragraph-rsid="00079dd1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Heading_20_2">
      <style:text-properties officeooo:rsid="00079dd1" officeooo:paragraph-rsid="00079dd1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font-size="18pt" style:font-size-asian="18pt" style:font-size-complex="18pt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 style:list-style-name="L1">
      <style:text-properties officeooo:rsid="00079dd1" officeooo:paragraph-rsid="00079dd1"/>
    </style:style>
    <style:style style:name="P8" style:family="paragraph" style:parent-style-name="Standard" style:list-style-name="L2">
      <style:text-properties officeooo:rsid="00079dd1" officeooo:paragraph-rsid="00079dd1"/>
    </style:style>
    <style:style style:name="P9" style:family="paragraph" style:parent-style-name="Standard">
      <style:text-properties officeooo:rsid="00079dd1" officeooo:paragraph-rsid="00079dd1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text-indent="0cm" style:auto-text-indent="false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5">
      <style:paragraph-properties fo:margin-left="0cm" fo:margin-right="0cm" fo:text-indent="0cm" style:auto-text-indent="false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text-indent="0cm" style:auto-text-indent="false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7">
      <style:paragraph-properties fo:margin-left="0cm" fo:margin-right="0cm" fo:text-indent="0cm" style:auto-text-indent="false"/>
    </style:style>
    <style:style style:name="T1" style:family="text">
      <style:text-properties officeooo:rsid="0008d2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Структура меню</text:h>
      <text:list text:style-name="L4">
        <text:list-item>
          <text:p text:style-name="P10"><text:span text:style-name="Strong_20_Emphasis">Меню</text:span> должно содержать следующие элементы:</text:p>
          <text:list>
            <text:list-item>
              <text:p text:style-name="P10">Кнопка "Играть": запускает игру.</text:p>
            </text:list-item>
            <text:list-item>
              <text:p text:style-name="P10">Кнопка "Выход": завершает приложение.</text:p>
            </text:list-item>
            <text:list-item>
              <text:p text:style-name="P10">Отображение текущего рекорда.</text:p>
            </text:list-item>
            <text:list-item>
              <text:p text:style-name="P11">Отображение количества собранных цветов.</text:p>
            </text:list-item>
          </text:list>
        </text:list-item>
      </text:list>
      <text:h text:style-name="P4" text:outline-level="3">Сохранение данных</text:h>
      <text:list text:style-name="L5">
        <text:list-item>
          <text:p text:style-name="P12">Данные будут сохраняться в текстовом файле формата <text:span text:style-name="Source_20_Text">.</text:span><text:span text:style-name="Source_20_Text"><text:span text:style-name="T1">txt</text:span></text:span>:</text:p>
          <text:list>
            <text:list-item>
              <text:p text:style-name="P13">Формат хранения:</text:p>
            </text:list-item>
          </text:list>
        </text:list-item>
      </text:list>
      <text:p text:style-name="P5"><text:span text:style-name="Source_20_Text"><text:s text:c="8"/>Рекорд: {число}</text:span></text:p>
      <text:p text:style-name="P6"><text:span text:style-name="Source_20_Text"><text:s text:c="8"/>Цветы: {число}</text:span></text:p>
      <text:h text:style-name="P2" text:outline-level="2">Окно с игрой</text:h>
      <text:list text:style-name="L6">
        <text:list-item>
          <text:p text:style-name="P14"><text:span text:style-name="Strong_20_Emphasis">Игровое окно</text:span>:</text:p>
          <text:list>
            <text:list-item>
              <text:p text:style-name="P14">Ограниченное по размерам.</text:p>
            </text:list-item>
            <text:list-item>
              <text:p text:style-name="P14">Случайная генерация цветов и препятствий.</text:p>
            </text:list-item>
            <text:list-item>
              <text:p text:style-name="P14">Таймер, отсчитывающий время для сбора цветов.</text:p>
            </text:list-item>
          </text:list>
        </text:list-item>
        <text:list-item>
          <text:p text:style-name="P14"><text:span text:style-name="Strong_20_Emphasis">Игровой процесс</text:span>:</text:p>
          <text:list>
            <text:list-item>
              <text:p text:style-name="P14">Игрок управляет персонажем, который может собирать цветы, перемещаясь по полю.</text:p>
            </text:list-item>
            <text:list-item>
              <text:p text:style-name="P14">Препятствия должны случайно генерироваться в игровом окне.</text:p>
            </text:list-item>
            <text:list-item>
              <text:p text:style-name="P14">После сбора всех цветов игрока переносит на следующий уровень, где условия игры усложняются (больше цветов, больше препятствий, меньше времени).</text:p>
            </text:list-item>
          </text:list>
        </text:list-item>
        <text:list-item>
          <text:p text:style-name="P14"><text:span text:style-name="Strong_20_Emphasis">Условия завершения игры</text:span>:</text:p>
          <text:list>
            <text:list-item>
              <text:p text:style-name="P14">игра завершается, если игрок не успел собрать все цветы до окончания времени.</text:p>
            </text:list-item>
            <text:list-item>
              <text:p text:style-name="P15">Если игрок побил рекорд, то счет обновляется, и игрок возвращается в основное меню.</text:p>
            </text:list-item>
          </text:list>
        </text:list-item>
      </text:list>
      <text:h text:style-name="P2" text:outline-level="2">Сохранение данных</text:h>
      <text:list text:style-name="L7">
        <text:list-item>
          <text:p text:style-name="P16">Данные о рекорде и количестве собранных цветов будут сохраняться в текстовом файле после завершения игры.</text:p>
        </text:list-item>
        <text:list-item>
          <text:p text:style-name="P16">Файл будет иметь название <text:span text:style-name="Source_20_Text">data.txt</text:span> и находиться в каталоге с игрой.</text:p>
        </text:list-item>
        <text:list-item>
          <text:p text:style-name="P17">При старте игры данные загружаются из текстового файла для отображения на главном экране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7:44:41.064812715</meta:creation-date>
    <dc:date>2025-01-12T19:20:59.388613301</dc:date>
    <meta:editing-duration>PT15M53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27" meta:word-count="185" meta:character-count="1249" meta:non-whitespace-character-count="1096"/>
  </office:meta>
</office:document-meta>
</file>